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officeooo:rsid="000fee13" officeooo:paragraph-rsid="000fee13"/>
    </style:style>
    <style:style style:name="P3" style:family="paragraph" style:parent-style-name="Table_20_Contents">
      <style:text-properties officeooo:paragraph-rsid="000fee13"/>
    </style:style>
    <style:style style:name="P4" style:family="paragraph" style:parent-style-name="Table_20_Contents">
      <style:text-properties officeooo:rsid="000fee13" officeooo:paragraph-rsid="000fee13"/>
    </style:style>
    <style:style style:name="T1" style:family="text">
      <style:text-properties officeooo:rsid="000fee1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s/><text:bookmark-start text:name="__DdeLink__2_3796685578"/><text:span text:style-name="T1">Account</text:span><text:bookmark-end text:name="__DdeLink__2_3796685578"/></text:p>
          </table:table-cell>
        </table:table-row>
        <table:table-row>
          <table:table-cell table:style-name="Table1.A2" office:value-type="string">
            <text:p text:style-name="Table_20_Contents"/>
            <text:p text:style-name="Table_20_Contents">- <text:span text:style-name="T1">id: int</text:span></text:p>
            <text:p text:style-name="Table_20_Contents">- <text:span text:style-name="T1">balance: double</text:span></text:p>
            <text:p text:style-name="Table_20_Contents">- <text:bookmark-start text:name="__DdeLink__4_3796685578"/>annualInterestRate<text:bookmark-end text:name="__DdeLink__4_3796685578"/>: <text:span text:style-name="T1">double</text:span></text:p>
            <text:p text:style-name="Table_20_Contents">- <text:bookmark-start text:name="__DdeLink__6_3796685578"/>dateCreated<text:bookmark-end text:name="__DdeLink__6_3796685578"/>: <text:span text:style-name="T1">Date</text:span>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  <text:p text:style-name="P2">Account()</text:p>
            <text:p text:style-name="P2">Account(id: int, initial balance: double)</text:p>
            <text:p text:style-name="P2">+ getId(): int</text:p>
            <text:p text:style-name="P2">+ getBalance(): double</text:p>
            <text:p text:style-name="P2">+ getAnnualInterestRate(): double</text:p>
            <text:p text:style-name="P2">+ setId(): int</text:p>
            <text:p text:style-name="P2">+ setBalance(): double</text:p>
            <text:p text:style-name="P2">+ setAnnualInterestRate(): double</text:p>
            <text:p text:style-name="P2">+ getDateCreated(): Date</text:p>
            <text:p text:style-name="P3"/>
            <text:p text:style-name="P2">+getMonthlyInterestRate(): double</text:p>
            <text:p text:style-name="P2">+ getMonthlyInterest(): double</text:p>
            <text:p text:style-name="P2">+ withdraw(amount: double): double</text:p>
            <text:p text:style-name="P2">+ deposit(deposits: double): double</text:p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9T02:06:13.795856303</meta:creation-date>
    <dc:date>2021-03-30T01:16:40.176312140</dc:date>
    <meta:editing-duration>PT16M54S</meta:editing-duration>
    <meta:editing-cycles>3</meta:editing-cycles>
    <meta:generator>LibreOffice/6.4.6.2$Linux_X86_64 LibreOffice_project/40$Build-2</meta:generator>
    <meta:document-statistic meta:table-count="1" meta:image-count="0" meta:object-count="0" meta:page-count="1" meta:paragraph-count="18" meta:word-count="53" meta:character-count="425" meta:non-whitespace-character-count="389"/>
  </office:meta>
</office:document-meta>
</file>